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8cdec"/>
    </style:style>
    <style:style style:name="P5" style:family="paragraph" style:parent-style-name="Text_20_body">
      <style:text-properties officeooo:rsid="00154c14" officeooo:paragraph-rsid="006db42a"/>
    </style:style>
    <style:style style:name="P6" style:family="paragraph" style:parent-style-name="Text_20_body">
      <style:text-properties officeooo:rsid="001aa5fb" officeooo:paragraph-rsid="001aa5fb"/>
    </style:style>
    <style:style style:name="P7" style:family="paragraph" style:parent-style-name="Text_20_body">
      <style:text-properties officeooo:rsid="001c6eec" officeooo:paragraph-rsid="0034e37c"/>
    </style:style>
    <style:style style:name="P8" style:family="paragraph" style:parent-style-name="Text_20_body">
      <style:text-properties officeooo:rsid="001c6eec" officeooo:paragraph-rsid="005de21d"/>
    </style:style>
    <style:style style:name="P9" style:family="paragraph" style:parent-style-name="Text_20_body">
      <style:text-properties officeooo:rsid="001055d8" officeooo:paragraph-rsid="001055d8"/>
    </style:style>
    <style:style style:name="P10" style:family="paragraph" style:parent-style-name="Text_20_body">
      <style:text-properties officeooo:rsid="003f94d4" officeooo:paragraph-rsid="003f94d4"/>
    </style:style>
    <style:style style:name="P11" style:family="paragraph" style:parent-style-name="Text_20_body">
      <style:text-properties officeooo:rsid="0048eaf7" officeooo:paragraph-rsid="004adc24"/>
    </style:style>
    <style:style style:name="P12" style:family="paragraph" style:parent-style-name="Text_20_body">
      <style:text-properties officeooo:rsid="004eef41" officeooo:paragraph-rsid="004eef41"/>
    </style:style>
    <style:style style:name="P13" style:family="paragraph" style:parent-style-name="Text_20_body">
      <style:text-properties officeooo:paragraph-rsid="0054f592"/>
    </style:style>
    <style:style style:name="P14" style:family="paragraph" style:parent-style-name="Text_20_body">
      <style:text-properties officeooo:paragraph-rsid="005de21d"/>
    </style:style>
    <style:style style:name="P15" style:family="paragraph" style:parent-style-name="Text_20_body">
      <style:text-properties officeooo:rsid="00665176" officeooo:paragraph-rsid="00665176"/>
    </style:style>
    <style:style style:name="P16" style:family="paragraph" style:parent-style-name="Text_20_body">
      <style:text-properties officeooo:rsid="0018cdec" officeooo:paragraph-rsid="006db42a"/>
    </style:style>
    <style:style style:name="P17" style:family="paragraph" style:parent-style-name="Text_20_body">
      <style:text-properties officeooo:rsid="007f238d" officeooo:paragraph-rsid="007f238d"/>
    </style:style>
    <style:style style:name="P18" style:family="paragraph" style:parent-style-name="Text_20_body">
      <style:text-properties officeooo:rsid="00836101" officeooo:paragraph-rsid="00836101"/>
    </style:style>
    <style:style style:name="P19" style:family="paragraph" style:parent-style-name="Text_20_body">
      <style:text-properties officeooo:paragraph-rsid="00870d07"/>
    </style:style>
    <style:style style:name="P20" style:family="paragraph" style:parent-style-name="Text_20_body">
      <style:paragraph-properties fo:margin-left="1.251cm" fo:margin-right="0cm" fo:text-indent="0cm" style:auto-text-indent="false"/>
      <style:text-properties officeooo:rsid="0067afe6" officeooo:paragraph-rsid="0067afe6"/>
    </style:style>
    <style:style style:name="P21" style:family="paragraph" style:parent-style-name="Text_20_body">
      <style:paragraph-properties fo:margin-left="1.251cm" fo:margin-right="0cm" fo:text-indent="0cm" style:auto-text-indent="false"/>
      <style:text-properties officeooo:rsid="006f86fa" officeooo:paragraph-rsid="006f86fa"/>
    </style:style>
    <style:style style:name="P22" style:family="paragraph" style:parent-style-name="Text_20_body">
      <style:paragraph-properties fo:margin-left="1.251cm" fo:margin-right="0cm" fo:text-indent="0cm" style:auto-text-indent="false"/>
      <style:text-properties officeooo:rsid="0077fba2" officeooo:paragraph-rsid="0077fba2"/>
    </style:style>
    <style:style style:name="P23" style:family="paragraph" style:parent-style-name="Text_20_body">
      <style:paragraph-properties fo:margin-left="2.501cm" fo:margin-right="0cm" fo:text-indent="-0.635cm" style:auto-text-indent="false"/>
      <style:text-properties officeooo:rsid="00665176" officeooo:paragraph-rsid="00665176"/>
    </style:style>
    <style:style style:name="P24" style:family="paragraph" style:parent-style-name="Text_20_body">
      <style:paragraph-properties fo:margin-left="0cm" fo:margin-right="0cm" fo:text-indent="0cm" style:auto-text-indent="false"/>
      <style:text-properties officeooo:rsid="0067afe6" officeooo:paragraph-rsid="006db42a"/>
    </style:style>
    <style:style style:name="P25" style:family="paragraph" style:parent-style-name="Text_20_body">
      <style:paragraph-properties fo:margin-left="0cm" fo:margin-right="0cm" fo:text-indent="0cm" style:auto-text-indent="false"/>
      <style:text-properties officeooo:rsid="006db42a" officeooo:paragraph-rsid="006db42a"/>
    </style:style>
    <style:style style:name="P26" style:family="paragraph" style:parent-style-name="Text_20_body">
      <style:paragraph-properties fo:margin-left="0cm" fo:margin-right="0cm" fo:text-indent="0cm" style:auto-text-indent="false"/>
      <style:text-properties officeooo:rsid="00154c14" officeooo:paragraph-rsid="006db42a"/>
    </style:style>
    <style:style style:name="P27" style:family="paragraph" style:parent-style-name="Text_20_body">
      <style:paragraph-properties fo:margin-left="0cm" fo:margin-right="0cm" fo:text-indent="0cm" style:auto-text-indent="false"/>
      <style:text-properties officeooo:rsid="001aa5fb" officeooo:paragraph-rsid="006dc217"/>
    </style:style>
    <style:style style:name="P28" style:family="paragraph" style:parent-style-name="Text_20_body">
      <style:paragraph-properties fo:margin-left="0cm" fo:margin-right="0cm" fo:text-indent="0cm" style:auto-text-indent="false"/>
      <style:text-properties officeooo:rsid="006f86fa" officeooo:paragraph-rsid="006f86fa"/>
    </style:style>
    <style:style style:name="P29" style:family="paragraph" style:parent-style-name="Text_20_body">
      <style:paragraph-properties fo:margin-left="0cm" fo:margin-right="0cm" fo:text-indent="0cm" style:auto-text-indent="false"/>
      <style:text-properties officeooo:rsid="0082afbf" officeooo:paragraph-rsid="0082afbf"/>
    </style:style>
    <style:style style:name="P30" style:family="paragraph" style:parent-style-name="Standard" style:list-style-name="L4"/>
    <style:style style:name="P31" style:family="paragraph" style:parent-style-name="Standard" style:list-style-name="L5"/>
    <style:style style:name="P32" style:family="paragraph" style:parent-style-name="Text_20_body" style:list-style-name="L1">
      <style:text-properties officeooo:rsid="00579b6a" officeooo:paragraph-rsid="00579b6a"/>
    </style:style>
    <style:style style:name="P33" style:family="paragraph" style:parent-style-name="Text_20_body" style:list-style-name="L1">
      <style:text-properties officeooo:rsid="001055d8" officeooo:paragraph-rsid="001055d8"/>
    </style:style>
    <style:style style:name="P34" style:family="paragraph" style:parent-style-name="Text_20_body" style:list-style-name="L1">
      <style:text-properties officeooo:rsid="007f79b7" officeooo:paragraph-rsid="007f79b7"/>
    </style:style>
    <style:style style:name="P35" style:family="paragraph" style:parent-style-name="Text_20_body" style:list-style-name="L2">
      <style:text-properties officeooo:paragraph-rsid="0071cfb9"/>
    </style:style>
    <style:style style:name="P36" style:family="paragraph" style:parent-style-name="Text_20_body" style:list-style-name="L2">
      <style:text-properties officeooo:rsid="006bc8c0" officeooo:paragraph-rsid="006bc8c0"/>
    </style:style>
    <style:style style:name="P37" style:family="paragraph" style:parent-style-name="Text_20_body" style:list-style-name="L2">
      <style:text-properties officeooo:rsid="0071cfb9" officeooo:paragraph-rsid="0071cfb9"/>
    </style:style>
    <style:style style:name="P38" style:family="paragraph" style:parent-style-name="Text_20_body" style:list-style-name="L3">
      <style:text-properties officeooo:rsid="00665176" officeooo:paragraph-rsid="00665176"/>
    </style:style>
    <style:style style:name="P39" style:family="paragraph" style:parent-style-name="Text_20_body" style:list-style-name="L4">
      <style:text-properties officeooo:paragraph-rsid="0085bc54"/>
    </style:style>
    <style:style style:name="P40" style:family="paragraph" style:parent-style-name="Text_20_body" style:list-style-name="L4">
      <style:text-properties style:font-name="sans-serif" fo:font-size="15pt" officeooo:rsid="00747dad" officeooo:paragraph-rsid="0079d085"/>
    </style:style>
    <style:style style:name="P41" style:family="paragraph" style:parent-style-name="Text_20_body" style:list-style-name="L5">
      <style:text-properties officeooo:rsid="00154c14" officeooo:paragraph-rsid="006dc217"/>
    </style:style>
    <style:style style:name="P42" style:family="paragraph" style:parent-style-name="Text_20_body">
      <style:text-properties officeooo:rsid="00154c14" officeooo:paragraph-rsid="001c6eec"/>
    </style:style>
    <style:style style:name="P43" style:family="paragraph" style:parent-style-name="Text_20_body" style:list-style-name="L5">
      <style:text-properties officeooo:rsid="006dc217" officeooo:paragraph-rsid="006dc217"/>
    </style:style>
    <style:style style:name="P44" style:family="paragraph" style:parent-style-name="Text_20_body" style:list-style-name="L5">
      <style:text-properties officeooo:rsid="0075304d" officeooo:paragraph-rsid="0075304d"/>
    </style:style>
    <style:style style:name="P45" style:family="paragraph" style:parent-style-name="Text_20_body" style:list-style-name="L5">
      <style:text-properties officeooo:rsid="007f238d" officeooo:paragraph-rsid="007f238d"/>
    </style:style>
    <style:style style:name="P46" style:family="paragraph" style:parent-style-name="Text_20_body">
      <style:text-properties officeooo:paragraph-rsid="0093aefa"/>
    </style:style>
    <style:style style:name="P47" style:family="paragraph" style:parent-style-name="Text_20_body" style:list-style-name="L3">
      <style:paragraph-properties fo:margin-left="2.501cm" fo:margin-right="0cm" fo:text-indent="-0.635cm" style:auto-text-indent="false"/>
      <style:text-properties officeooo:rsid="00665176" officeooo:paragraph-rsid="00665176"/>
    </style:style>
    <style:style style:name="P48" style:family="paragraph" style:parent-style-name="Text_20_body" style:list-style-name="L4">
      <style:paragraph-properties fo:margin-left="2.501cm" fo:margin-right="0cm" fo:text-indent="-0.635cm" style:auto-text-indent="false"/>
    </style:style>
    <style:style style:name="P49" style:family="paragraph" style:parent-style-name="Text_20_body">
      <style:paragraph-properties fo:margin-left="0cm" fo:margin-right="0cm" fo:text-indent="0cm" style:auto-text-indent="false"/>
      <style:text-properties officeooo:rsid="006db42a" officeooo:paragraph-rsid="006db42a"/>
    </style:style>
    <style:style style:name="P50" style:family="paragraph" style:parent-style-name="Text_20_body">
      <style:paragraph-properties fo:margin-left="0cm" fo:margin-right="0cm" fo:text-indent="0cm" style:auto-text-indent="false"/>
      <style:text-properties officeooo:rsid="0082afbf" officeooo:paragraph-rsid="0082afbf"/>
    </style:style>
    <style:style style:name="P51" style:family="paragraph" style:parent-style-name="Text_20_body">
      <style:paragraph-properties fo:margin-left="0cm" fo:margin-right="0cm" fo:text-indent="0cm" style:auto-text-indent="false"/>
      <style:text-properties officeooo:rsid="00956109" officeooo:paragraph-rsid="00956109"/>
    </style:style>
    <style:style style:name="P52" style:family="paragraph" style:parent-style-name="Heading_20_1">
      <style:text-properties officeooo:rsid="008aa71a" officeooo:paragraph-rsid="008aa71a"/>
    </style:style>
    <style:style style:name="P53" style:family="paragraph" style:parent-style-name="Heading_20_1">
      <style:text-properties officeooo:paragraph-rsid="000fb87d"/>
    </style:style>
    <style:style style:name="P54" style:family="paragraph" style:parent-style-name="Heading_20_2">
      <style:text-properties officeooo:rsid="00747dad" officeooo:paragraph-rsid="00747da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style:style style:name="T17" style:family="text">
      <style:text-properties officeooo:rsid="004adc24"/>
    </style:style>
    <style:style style:name="T18" style:family="text">
      <style:text-properties officeooo:rsid="004d11e6"/>
    </style:style>
    <style:style style:name="T19" style:family="text">
      <style:text-properties officeooo:rsid="0051eb60"/>
    </style:style>
    <style:style style:name="T20" style:family="text">
      <style:text-properties officeooo:rsid="0053b7e3"/>
    </style:style>
    <style:style style:name="T21" style:family="text">
      <style:text-properties officeooo:rsid="0054f592"/>
    </style:style>
    <style:style style:name="T22" style:family="text">
      <style:text-properties officeooo:rsid="005ab428"/>
    </style:style>
    <style:style style:name="T23" style:family="text">
      <style:text-properties officeooo:rsid="005c8a37"/>
    </style:style>
    <style:style style:name="T24" style:family="text">
      <style:text-properties officeooo:rsid="005ce816"/>
    </style:style>
    <style:style style:name="T25" style:family="text">
      <style:text-properties officeooo:rsid="00607764"/>
    </style:style>
    <style:style style:name="T26" style:family="text">
      <style:text-properties officeooo:rsid="0063dae9"/>
    </style:style>
    <style:style style:name="T27" style:family="text">
      <style:text-properties officeooo:rsid="0068d908"/>
    </style:style>
    <style:style style:name="T28" style:family="text">
      <style:text-properties officeooo:rsid="006db42a"/>
    </style:style>
    <style:style style:name="T29" style:family="text">
      <style:text-properties officeooo:rsid="0070df4e"/>
    </style:style>
    <style:style style:name="T30" style:family="text">
      <style:text-properties officeooo:rsid="0071cfb9"/>
    </style:style>
    <style:style style:name="T31" style:family="text">
      <style:text-properties officeooo:rsid="006bc8c0"/>
    </style:style>
    <style:style style:name="T32" style:family="text">
      <style:text-properties fo:font-weight="normal" style:font-weight-asian="normal" style:font-weight-complex="normal"/>
    </style:style>
    <style:style style:name="T33" style:family="text">
      <style:text-properties officeooo:rsid="0072b1ce"/>
    </style:style>
    <style:style style:name="T34" style:family="text">
      <style:text-properties officeooo:rsid="00747dad"/>
    </style:style>
    <style:style style:name="T35" style:family="text">
      <style:text-properties officeooo:rsid="007cbe3c"/>
    </style:style>
    <style:style style:name="T36" style:family="text">
      <style:text-properties officeooo:rsid="0067afe6"/>
    </style:style>
    <style:style style:name="T37" style:family="text">
      <style:text-properties officeooo:rsid="007f29d3"/>
    </style:style>
    <style:style style:name="T38" style:family="text">
      <style:text-properties officeooo:rsid="0080dfea"/>
    </style:style>
    <style:style style:name="T39" style:family="text">
      <style:text-properties officeooo:rsid="0085bc54"/>
    </style:style>
    <style:style style:name="T40" style:family="text">
      <style:text-properties officeooo:rsid="00870d07"/>
    </style:style>
    <style:style style:name="T41" style:family="text">
      <style:text-properties fo:font-style="italic" officeooo:rsid="00870d07" style:font-style-asian="italic" style:font-style-complex="italic"/>
    </style:style>
    <style:style style:name="T42" style:family="text">
      <style:text-properties officeooo:rsid="0088b223"/>
    </style:style>
    <style:style style:name="T43" style:family="text">
      <style:text-properties officeooo:rsid="008a3ee1"/>
    </style:style>
    <style:style style:name="T44" style:family="text">
      <style:text-properties officeooo:rsid="00563e94"/>
    </style:style>
    <style:style style:name="T45" style:family="text">
      <style:text-properties officeooo:rsid="008f330f"/>
    </style:style>
    <style:style style:name="T46" style:family="text">
      <style:text-properties officeooo:rsid="008f6152"/>
    </style:style>
    <style:style style:name="T47" style:family="text">
      <style:text-properties officeooo:rsid="009144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h text:style-name="P52" text:outline-level="1">Prolo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Hier ist der Unterschied zwischen Verwaltung und Politik. Verwaltet wird die Gegenwart, das Primat der Politik ist die Gestaltung der Zukunf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text:span text:style-name="T22">D</text:span>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4">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6">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14"><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Sphäre der &lt;&lt;Konsumtion&gt;&gt; kippt, d.h.</text:span> <text:span text:style-name="T15">i</text:span>n die Sphäre einer allgemeinen Axiomatik, eines codierten<text:line-break/>Zeichenaustauschs, eines durchgängigen Designs des Lebens. ...“ und weiter „Wenn die Produktion<text:line-break/><text:soft-page-break/>diese Zirkularität erreicht und sich um sich selbst dreht, verliert sie jede objektive Determination.<text:lin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Mit der Tochter oder dem Enkel spielen bedeutet Lachen und sich mit ihnen &lt;&lt;die Zeit zu verttreiben&gt;&gt; - ihnen ein wenig von der eigene Zeit zu widmen, und zwar nicht nur für ihr Gehirn, sondern auch für die Entwicklung ihre minderjährigen Aufmerksamkeit“[B.Stiegler L.d.S. 30]</text:span></text:p>
      <text:p text:style-name="P8"><text:span text:style-name="T46">So </text:span>beginnt <text:span text:style-name="T46">es</text:span>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immer verrinnt ihr Leben. </text:p>
      <text:p text:style-name="P7">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 <text:span text:style-name="T47">Es die verlorene Zukunft die wir alle gerade <text:s/>erleben, der Krieg wütet überall auf der Welt, das Leid und die Verzweiflung wachsen.</text:span></text:p>
      <text:p text:style-name="P13"><text:span text:style-name="T9">Dies alles sind Kapriolen des Rationalen - Die Dialektik der Aufklärung. Diese Rationalität ist auf sich selbst bezogen und nicht mehr auf das Leben, so wird diese übersteigerte Rationalität irrational. <text:s/></text:span>"Nicht indem sie ihm die ganze Befriedigung gewährt, haben die losgelassenen Produktionskolosse das Individuum überwunden, sondern indem sie es als Subjekt auslöschten. <text:span text:style-name="T21">Eben darin besteht ihre vollendete Rationalität, die mit ihrer Verrücktheit zusammenfällt.</text:span>" [Horkheimer/Ardono, Dialektik der Aufklärung, S. 215, 21 Auflage, 2013]<text:span text:style-name="T11">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Hans Johnas "Sieh hin und du weißt" können wir als Vorwegnahme des Spiegelneuronen Prinzips verstehen. Wir sind </text:span><text:soft-page-break/><text:span text:style-name="T11">bestens ausgestattet die Bedürftigkeit in anderen zu erkennen, zu reflektieren und sie zu unseren eigenen zu machen. In der Verantwortung für unsere Kinder finden wir eine ähnliche Subjekt-Entlastung wie im Ritus oder im Spiel [frei nach B.C.H]. Denn sie macht uns zum Teil eines größeren Systems, eines „Sorge-Systems“. [B.S. Logik der Sorge] <text:s/>Es entsteht ein generativer Vertrag der die Geschichte stiftet, in der wir alle eine Heimat finden: Denn was bleibt sind die bunten Geschichten. Die eigene Individuelle Geschichte ist auf wohl und wehe mit der Kollektiven verknüpft die zu Ende ginge ohne unsere Kinder. Traurig und leer ist die Welt der letzten Menschen. </text:span></text:p>
      <text:p text:style-name="P12">Das durch die Verantwortung gestiftete Sorge-System weißt eine differenzierte Struktur aus, es sind die Mündigen deren Aufgabe und Pflicht es ist die unmündigen zur Mündigkeit zu verhelfen. Unserer Aufgeklärte Gesellschaft, ihr ganzes Demokratische System hängt an der Fähigkeit diese Mündigkeit zu bewahren. <text:span text:style-name="T26">I</text:span>m Strome der vergehenden Zeit bedeutet bewahren, dass die nächste Generation von Menschen mindestens mündig ist wie wir. Die nächste Generation von Menschen, sie sind unsere Kinder, keine Fremden, und wir sind ihre Eltern und Großeltern, ihrer Verwandten <text:span text:style-name="T19">und</text:span> die Freunde dieser Menschen. Immer sind wir den Kindern gegenüber in der Pflicht, die sich aus dieser Verantwortung, ableitet. Es ist ein Generativer Vertrag der sich zwischen Eltern und Kindern, aber im Besonderen auch zwischen Kindern und Großeltern entfaltet, sie verbinden die Kinder mit dem Vergangenen und angereicherten Kulturellen, wie B. Stiegler es <text:s/>nennt, dem Symbolischen Milieu. Erst in diesem Generativen Gefüge ist es den Kindern möglich eine konkrete Beziehung mit dem Gesellschaftlichen, dem Symbolischen Milieu auf zu nehmen und selbst in der Abfolge der Generationen diese Rollen ausüben zu können. <text:span text:style-name="T20">Durch die Verbindung der Kinder mit den Alten schließt sich der Kreis der Generationen. Durch sie wird der Kreislauf des Werdens und Vergehens, der das Leben ist, erfahrbar. Es sind die langen Kreisläufe die sich durch dieses intergeneratives Verhältnis erleben und erfahren lassen und nur die langen weiten Kreisläufe sind als Narration geeignet den Sinn zu stiften. „Die noch lebende Elterngeneration vermittelt ihm (dem Kind Ahnm. Autor) auf diese Weise die durch Generationen angehäufte Erfahrung, die es mit seinen verstorbenen Vorfahren in Verbindung setzt“ [LDS 21]</text:span></text:p>
      <text:p text:style-name="P11">Einen weiteren Menschen kommt aus der Sicht des 'wohles für Kinder' eine besondere Beachtung zu, der Mutter. Sie ist, ob an der Erziehung beteiligt oder nicht, der Mensch durch den wir alle <text:span text:style-name="T18">in</text:span> die Welt kommen, ein jeder von uns hat eine Mutter. <text:span text:style-name="T17">So gilt ihr unsere Sorge wenn unsere Sorge den Kindern gilt. Es gibt keine glücklichen Kinder mit unglücklichen Müttern (Hier sind die Erzieher, das Soziale Umfeld der Kinder gemeint). Deswegen, schon heute, stellen wir die Mütter unter unseren besonderen Schutz: „Jede Mutter hat Anspruch auf den Schutz und die Fürsorge der Gemeinschaft.“[GG §6(4)]. Hier gilt es noch eine notwendige Banalität hinzu zu fügen. Alle Mütter sind Frauen. <text:s/></text:span></text:p>
      <text:p text:style-name="P46"><text:span text:style-name="T44">Allein diese kurzen Dar- und Überlegungen zeigen wie sehr die Welt Kopf steht, wie sehr das einfache und reale abgehoben scheint, wie weit weg von der Norm. „Die Verdinglichung, kraft deren die einzig durch die Passivität der Massen ermöglichte Machtstruktur diesen selbst als eiserne Wirklichkeit entgegentritt, ist so dicht geworden, daß jede Spontanität, ja die Vorstellung vom wahren Sachverhalt notwendig zur verstiegenen Utopie, zum abwegigen Sektierertum geworden ist. Der Schein hat sich so konzentriert, daß ihn zu durchschauen objektiv den Charakter der Halluzination gewinnt. “ [Horkheimer/Ardono, Dialektik der Aufklärung, S. 215, 21 Auflage, 2013] Die Norm wird heute nicht mehr von dem Menschen Definiert sie ist ein Marketing gestiftetes Produkt entsprechend enthält sie keine andere Zweckhaftigkeit als den Konsum. Das Marketing richtet sich speziell an die Kinder und Jugendliche ihre Aufmerksamkeit zu binden. <text:s/>Es zerstört den Generationen Vertrag in dem es die Jugendlichen zu Vorbilder für uns Erwachsenen macht. Verschiedene spätere Studien zeigen den von Bernad Stigler Beschriebenen Prozess der Entmündigung unsere Gesellschaft. [</text:span><text:a xlink:type="simple" xlink:href="http://www.spiegel.de/gesundheit/psychologie/erwachsen-erst-mit-25-statt-mit-18-laut-psychologen-a-924644.html">25 ist das neue 18</text:a>, <text:a xlink:type="simple" xlink:href="http://www.heise.de/tp/artikel/45/45885/1.html">Ist das Erwachsensein uncool geworden?</text:a><text:span text:style-name="T25">] Besonders hervorzuheben ist das das Alter der unmündigen jugendlichen Steigt. Die Extrapolation </text:span><text:soft-page-break/><text:span text:style-name="T25">macht eines klar, es wird bald keine Erwachsen mehr geben, keine mündigen Menschen die fähig wären Verantwortung für die Kinder zu übernehmen. Eine Welt von verantwortungslosen Konsumenten, das ist das Ziel des Marketing. <text:s/>"Heute, da der freie Markt zu Ende geht verschanzt sich in ihr [der Reklame, (Einfügung des Autors)] die Herrschaft des Systems." [Horkheimer/Adorno, "Dialektik der Aufklärung", Fischer Verlag 21 Auflage 2013, S.171 ] Es ist leicht einzusehen das davon in einer Werbefinanzieren Industrie wie dem Internet keine Rede ist, bzw. kling es so: „</text:span>Our research suggests that adulthood has been dispossessed of its moral status and that the cultural affirmation for this phase of people’s lives has significantly diminished.<text:span text:style-name="T25">“ [</text:span><text:a xlink:type="simple" xlink:href="https://www.beaglestreet.com/blog/why-growing-up-is-hard-to-do/"><text:span text:style-name="T25">url</text:span></text:a><text:span text:style-name="T25">] Es ist nicht mehr IN Erwachsen zu sein. Vergeblich sucht man bei diesen Studien und Artikeln den Hinweis auf das Marketing und die Werbung, auf die hervorragende Analyse von B. Stiegler. „Es ist nicht </text:span><text:span text:style-name="T41">unausweichlich</text:span><text:span text:style-name="T40">, daß das Marketing sich die Zeit der jugendlichen Hirne aneignet, diese monopolisiert und sie weitestgehend ihres Bewußtseins beraubt, daß ihre Erziehung zum Teil unmöglich geworden ist. Es ist gerade nicht </text:span><text:span text:style-name="T41">unausweichlich</text:span><text:span text:style-name="T40">, daß erwachsene Hirne, die den selben Bedingungen unterworfen sind, dadurch ihre Verantwortung beraubt werden und ihrer Fähigkeit, sich diesen Tatbestand zu widersetzten.“ [LDS 59]</text:span></text:p>
      <text:p text:style-name="P42"/>
      <text:h text:style-name="P53" text:outline-level="1">Ziele</text:h>
      <text:p text:style-name="P1">Veränderung der Gesellschaftlichen Wertvorstellungen zu einer Bedürfnis Orientierten Wirtschaftsform deren Mittelpunkt das <text:span text:style-name="T5">W</text:span>ohl der uns zur Verantwortung gegeben Kindern ist.</text:p>
      <text:p text:style-name="P1"/>
      <text:list xml:id="list1687462546121297947" text:style-name="L1">
        <text:list-item>
          <text:p text:style-name="P32">Keine Werbung/Marketing</text:p>
        </text:list-item>
        <text:list-item>
          <text:p text:style-name="P33">Weniger Produktion → weniger Arbeit → mehr zeit für Kinder</text:p>
        </text:list-item>
        <text:list-item>
          <text:p text:style-name="P33">Pazifismus</text:p>
        </text:list-item>
        <text:list-item>
          <text:p text:style-name="P34"><text:span text:style-name="T38">Bedingungsloses </text:span>Grundeinkommen</text:p>
        </text:list-item>
      </text:list>
      <text:p text:style-name="P9"/>
      <text:h text:style-name="Heading_20_1" text:outline-level="1">Grundbestimmungen</text:h>
      <text:list xml:id="list6240542947505930099" text:style-name="L2">
        <text:list-item>
          <text:p text:style-name="P36">Pazifismus – Der Pazifismus ist die <text:span text:style-name="T37">k</text:span>onsequente <text:span text:style-name="T37">F</text:span>olge der Verantwortung, er muss in dem Sinne Radikal sein als das wir verstehen müssen das Krieg nur mit Kriegsgerät stattfinden kann und wir Aufhören müssen welches zu Produzieren.</text:p>
        </text:list-item>
        <text:list-item>
          <text:p text:style-name="P35"><text:span text:style-name="T31">Atheismus – Auch der Atheismius ist eine Folge der Verantwortung, wenn wir ein höheres Wesen, einen Gott annehmen dann trägt es am ende die Verantwortung, und das hieße, es wäre ein böses zwei jähriges Mädchen, wäre es doch verantwortlich für den Zustand der Welt(</text:span><text:a xlink:type="simple" xlink:href="https://de.wikipedia.org/wiki/Theodizee"><text:span text:style-name="T32">Theodizee</text:span></text:a><text:span text:style-name="T30">). Wir können unser Verantwortung nicht abgeben, denn dann leugneten wir sie, wir müssen das „böse Mädchen“ leugnen. Das scheint rational.</text:span></text:p>
        </text:list-item>
        <text:list-item>
          <text:p text:style-name="P36">Anti-Utopistisch – Wir müssen in der Verantwortung bei den existierenden Menschen bleiben, die Gegenwart ist der Raum in der die Zukunft gestaltbar ist, nicht die <text:span text:style-name="T28">Zukunft. Konkrete Menschen können Ziel unsere Verantwortung sein nicht mögliche.</text:span></text:p>
        </text:list-item>
        <text:list-item>
          <text:p text:style-name="P37">Strukturelle Unabgeschossenheit – Wir, als lebende Menschen, sind Strukturell unabgeschlossen, darin genau besteht unsere Möglichkeit zur Entwicklung. <text:span text:style-name="T39">J</text:span>edes unsere Sozialen Produkte ist gleich<text:span text:style-name="T35">t uns darin:</text:span> Die Partei ist Strukturell unabgeschlossen, unablässig müssen wir die Strukturen der Partei verändern, <text:span text:style-name="T33">so ist die Gesellschaft. Es kann </text:span><text:soft-page-break/><text:span text:style-name="T33">nicht unser Ziel sein eine Perfekte Gesellschaft zu bauen, eine solche kann es unter diesen Voraussetzungen nicht geben. Unser Ziel kann nur die Entwicklung der Gesellschaft sein, das können wir Leisten.</text:span></text:p>
          <text:p text:style-name="P36"/>
        </text:list-item>
      </text:list>
      <text:p text:style-name="P9"/>
      <text:h text:style-name="Heading_20_1" text:outline-level="1">Struktur</text:h>
      <text:p text:style-name="P15">Die aufgebauten Strukturen sollen es den Menschen leicht machen sich beteiligen zu können und sie soll Gerecht sein und den Parteimitgliedern ermöglichen Verantwortung zu <text:span text:style-name="T28">übernehmen.</text:span> Damit die angestrebte Gesellschaft vorwegzunehmen <text:span text:style-name="T28">bzw. andeuten in welchen Strukturen sie sich bewegen könnte.</text:span></text:p>
      <text:p text:style-name="P15"/>
      <text:list xml:id="list1575185803540297395" text:style-name="L3">
        <text:list-item>
          <text:p text:style-name="P38">Bundesverband</text:p>
        </text:list-item>
        <text:list-item>
          <text:p text:style-name="P47">Landesverband</text:p>
        </text:list-item>
        <text:list-item>
          <text:p text:style-name="P47">Kreisverband</text:p>
        </text:list-item>
        <text:list-item>
          <text:p text:style-name="P47">Squats (Arbeitsgruppen)</text:p>
        </text:list-item>
      </text:list>
      <text:p text:style-name="P23"/>
      <text:p text:style-name="P28">Die Mitglieder der höheren Versammlungen werden wie in dem klassischen Parteien per Delegation bestimmt. Es ist ein Amt das per Losverfahren vergeben wird.</text:p>
      <text:p text:style-name="P15"/>
      <text:p text:style-name="P15">Ämterwahlen werden per Losverfahren entschieden.</text:p>
      <text:p text:style-name="P20">Das Losverfahren als Personen Wahl fühlt sich im ersten Moment willkürlich an und daher nicht Rational, bei genauerer Betrachtung aber enthält es viele Vorteile, zu denen <text:span text:style-name="T39">z</text:span>ählen die Gerechtigkeit, kein Netzwerk, keine Lobby können den Wahlausgang beeinflussen. Es ist Paritätisch, das Zusammensetzungverhältnis entspricht immer den realen Zusammensetzungsverhältnissen. Es ist effektiv, Personenwahlen verschlingen ein großes <text:span text:style-name="T29">M</text:span>aß an Zeit, Zeit die für die Programmarbeit genutzt werden kann, oder die Kinder. Es fördert die Verantwortung, ich glaube jeder kann die ihm so zugeteilte Aufgabe meistern, denn er ist nicht alleine. Zusätzlich ist es das Perfekte Rotations-Prinzip mit dem das Ämterkleben und all <text:span text:style-name="T27">schlechten Gefühle die aus Status und Wettbewerbsdenken heraus entstehen leicht - nämlich Strukturell - unterbunden werden können. Ein durch das Los bestimmter Vorsitzender ist nicht besonderes. (Machbarkeit checken – Lucke wollte das wohl in seinen </text:span><text:a xlink:type="simple" xlink:href="https://alexanderdilger.wordpress.com/2014/03/19/verzicht-auf-losverfahren-statt-satzungsentwurf/"><text:span text:style-name="T27">Satzung</text:span></text:a><text:span text:style-name="T27"> schreiben und es sieht erst mal nicht gut aus: VERBOTEN vielleicht)</text:span></text:p>
      <text:p text:style-name="P22">Wichtig wäre es einen Mechanismus zu haben, das schlechte Los zu korrigieren. Eine bestätigungs-Wahl z.B.. Durchfaller werden ersetzt durch ihren Nachfolger.</text:p>
      <text:p text:style-name="P20"/>
      <text:p text:style-name="P28">Ständige Mitgli<text:span text:style-name="T45">e</text:span>derversammlung per LQFB.</text:p>
      <text:p text:style-name="P21">Die Positionen können per LQFB online, für alle zugänglich, erarbeitet werden. Dies ermöglicht allen Mitgliedern einen direkten Zugang zu den Entscheidungsmechnismen der Partei. </text:p>
      <text:p text:style-name="P20"><text:soft-page-break/></text:p>
      <text:h text:style-name="P54" text:outline-level="2">Formalien</text:h>
      <text:list xml:id="list4428817874562018850" text:style-name="L4">
        <text:list-item>
          <text:p text:style-name="P39"><text:span text:style-name="T34">Satzung <text:s/>z.B.(</text:span><text:a xlink:type="simple" xlink:href="https://wiki.piratenpartei.de/Bundessatzung"><text:span text:style-name="T34">https://wiki.piratenpartei.de/Bundessatzung</text:span></text:a><text:span text:style-name="T34">) </text:span>Die Mindestanforderungen, denen eine Parteisatzung entsprechen muss, ergeben sich aus § 6 Absatz 2 Nummer 1 bis 12 Parteiengesetz sowie den ergänzenden Regelungen im zweiten, dritten und fünften Abschnitt des Parteiengesetzes. Die Satzung inklusive aller zugehörigen Nebenordnungen (wie zum Beispiel Schiedsgerichtsordnung, Beitragsordnung) sowie das Programm sollen dem Bundeswahlleiter in elektronischer Form als barrierefreie ungeschützte PDF- oder WORD-Dateien übersandt werden (Datei-Endung -.pdf oder -.doc).</text:p>
        </text:list-item>
        <text:list-item>
          <text:p text:style-name="P48">Geschäftsordnung für Parteitage und Versammlungen</text:p>
        </text:list-item>
        <text:list-item>
          <text:p text:style-name="P48">Wahlordnung</text:p>
        </text:list-item>
        <text:list-item>
          <text:p text:style-name="P48">Finanzordnung</text:p>
        </text:list-item>
        <text:list-item>
          <text:p text:style-name="P48">Schiedsgerichtsordnung</text:p>
        </text:list-item>
        <text:list-item>
          <text:p text:style-name="P30">Geschäftsordnung für Beirat, Kommissionen und Arbeitskreise</text:p>
          <text:p text:style-name="P48"/>
        </text:list-item>
        <text:list-item>
          <text:p text:style-name="P30">Das Programm muss politische Ziele erkennen lassen, braucht aber keine sämtliche Gebiete des politischen Lebens umfassende Konzeption der Staats- und Gesellschaftsordnung zu enthalten. Ebenso wenig ist ein "großes Programm" im traditionellen Sinne mit weit in die Zukunft projektierten Fernzielen erforderlich. Es genügt vielmehr ein gegenwartsbezogenes "Aktionsprogramm". </text:p>
        </text:list-item>
        <text:list-item>
          <text:p text:style-name="P30">Ein Namen </text:p>
          <text:p text:style-name="P30"/>
          <text:p text:style-name="P40"/>
        </text:list-item>
      </text:list>
      <text:p text:style-name="P24"/>
      <text:p text:style-name="P25">Sammlung Zitate</text:p>
      <text:p text:style-name="P16">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5">„<text:span text:style-name="T23">In der Fähigkeit, überhaupt Zwecke zu haben, können wir ein Gut-an-sich sehen, vom dem intuitiv gewiß ist, daß es aller Zwecklosigkeit des Seins unendlich überlegen ist.</text:span>“ <text:span text:style-name="T23">[hj 154]</text:span></text:p>
      <text:p text:style-name="P26">„<text:span text:style-name="T24">In diesem Grundparadigma wird dir Knüpfung der Verantwortung an Belebtes <text:s/>am überzeugendsten klar. Nur das Lebendige also in seiner Bedürftigkeit und Bedrohtheit – und im Prinzip alles Lebendige – kann überhaupt Gegenstand von Verantwortung sein.</text:span>“ <text:span text:style-name="T24">[hj 185]</text:span></text:p>
      <text:p text:style-name="P26"/>
      <text:p text:style-name="Text_20_body"><text:span text:style-name="T36">„</text:span>In seiner Identifikation mit der Erziehungsperson identifiziert sich das Kind mit etwas, womit dieser Erwachsene sich seinerseits als Kind seiner Eltern identifiziert hat, und diese wiederum mit ihren Eltern, und das <text:span text:style-name="T35">ü</text:span>ber Generationen hinweg – so daß der Identifikationsprozeß etwas ist, was die Generationen zugleich unterscheidet und verbinde<text:span text:style-name="T35">t.“ [LDS 16]</text:span></text:p>
      <text:p text:style-name="P19">„<text:span text:style-name="T40">Wenn Mündigkeit darin besteht, selbst zu denken, existiert dieses Denken nur als Denken vor einem Lesenden Publikum (die einzig mögliche Grundlage für eine dem Demokratische Mündigkeit), als eine Zirkulation des Denkens, das sich stets selbst übersteigt, das ein Denken für </text:span><text:soft-page-break/><text:span text:style-name="T40">den anderen und vom anderen her ist. Insofern sind Denken und Intelligenz immer schon kollektiv: ein Individationsprozeß, der einer metastabilisierenden Ko-Individuation des Transindividuellen entspricht, in der die Intelligenz – als ein </text:span><text:span text:style-name="T41">interlegere</text:span><text:span text:style-name="T40"> - <text:s/>ein organologisches Milieu bildet, welches die Mündigen, die Eltern und Kinder, die Vorfahren und Nachkommen, die Generationen, zwischen denen der Geist waltet – </text:span><text:span text:style-name="T41">pneuma, ruah, spiritus</text:span><text:span text:style-name="T40"> -, miteinander verbindet.</text:span>“<text:span text:style-name="T42">[LDS 57]</text:span></text:p>
      <text:p text:style-name="Text_20_body">„<text:span text:style-name="T40">In einer Gesellschaft intelligent zu leben bedeutet, sich um das Sozial in der Art und Weise zu sorgen, daß das Soziale auch einer Sorge um das Individuelle entspricht</text:span>“ <text:span text:style-name="T40">[LDS 58-59]</text:span></text:p>
      <text:p text:style-name="Text_20_body"/>
      <text:p text:style-name="P25"/>
      <text:p text:style-name="P25">Sammlung Literatur</text:p>
      <text:list xml:id="list1520085166516690647" text:style-name="L5">
        <text:list-item>
          <text:p text:style-name="P41">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list-item>
        <text:list-item>
          <text:p text:style-name="P31">Enquete-Kommission "Wachstum, Wohlstand, Lebensqualität - Wege zu nachhaltigem Wirtschaften und gesellschaftlichem Fortschritt in der Sozialen Marktwirtschaft" <text:a xlink:type="simple" xlink:href="http://dipbt.bundestag.de/extrakt/ba/WP17/312/31285.html"><text:span text:style-name="T43">url</text:span></text:a></text:p>
        </text:list-item>
        <text:list-item>
          <text:p text:style-name="P43">Hans Jonas „Prinzip Verantwortung“</text:p>
        </text:list-item>
        <text:list-item>
          <text:p text:style-name="P43">Bernad Stiegler „Logik der Sorge“</text:p>
        </text:list-item>
      </text:list>
      <text:p text:style-name="P17">Struktur</text:p>
      <text:list xml:id="list222436310960139" text:continue-numbering="true" text:style-name="L5">
        <text:list-item>
          <text:p text:style-name="P44"><text:a xlink:type="simple" xlink:href="https://de.wikipedia.org/wiki/Planungszelle">https://de.wikipedia.org/wiki/Planungszelle</text:a></text:p>
        </text:list-item>
        <text:list-item>
          <text:p text:style-name="P44"><text:a xlink:type="simple" xlink:href="https://de.wikipedia.org/wiki/Losverfahren">https://de.wikipedia.org/wiki/Losverfahren</text:a> <text:a xlink:type="simple" xlink:href="http://www.bpb.de/apuz/191195/losverfahren-ein-beitrag-zur-staerkung-der-demokratie?p=all">http://www.bpb.de/apuz/191195/losverfahren-ein-beitrag-zur-staerkung-der-demokratie?p=all</text:a></text:p>
        </text:list-item>
        <text:list-item>
          <text:p text:style-name="P45"><text:a xlink:type="simple" xlink:href="http://www.bundeswahlleiter.de/de/parteien/parteigruendung.html">http://www.bundeswahlleiter.de/de/parteien/parteigruendung.html</text:a></text:p>
        </text:list-item>
        <text:list-item>
          <text:p text:style-name="P45"/>
        </text:list-item>
      </text:list>
      <text:p text:style-name="P27"/>
      <text:p text:style-name="P29">Name</text:p>
      <text:p text:style-name="P29">RFK – Rechte für Kinder</text:p>
      <text:p text:style-name="P29">GFK – Gerechtigkeit für Kinder</text:p>
      <text:p text:style-name="P51">KSOP – Kinder und Sorge Orientierte Parteien</text:p>
      <text:p text:style-name="P51">SOP – Sorge Orientierte Partei</text:p>
      <text:p text:style-name="P29"/>
      <text:p text:style-name="P29"/>
      <text:p text:style-name="P24"><text:s/></text:p>
      <text:p text:style-name="P10">REIN SCHREIN</text:p>
      <text:p text:style-name="P10">SCHWOMMEN</text:p>
      <text:p text:style-name="P18">Wir fordern, dass wenn Eltern schon so lange arbeiten müssen, und dadurch wenig Zeit für ihre Kinder haben, es doch wenigstens gut bezahlt wird!!!<text:tab/><text:tab/><text:tab/><text:tab/><text:tab/></text:p>
      <text:p text:style-name="P18"><text:s text:c="19"/></text:p>
      <text:p text:style-name="P18"><text:s text:c="26"/>von Li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01</meta:editing-cycles>
    <meta:editing-duration>P7DT18H27M38S</meta:editing-duration>
    <dc:date>2015-09-15T22:24:35.186344943</dc:date>
    <dc:creator>Urs Zeidler</dc:creator>
    <meta:document-statistic meta:table-count="0" meta:image-count="0" meta:object-count="0" meta:page-count="7" meta:paragraph-count="79" meta:word-count="3127" meta:character-count="21819" meta:non-whitespace-character-count="18710"/>
    <meta:user-defined meta:name="Info 1"/>
    <meta:user-defined meta:name="Info 2"/>
    <meta:user-defined meta:name="Info 3"/>
    <meta:user-defined meta:name="Info 4"/>
  </office:meta>
</office:document-meta>
</file>